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Table_20_Contents">
      <style:paragraph-properties fo:line-height="100%"/>
      <style:text-properties style:font-name="Verdana" fo:font-size="10pt" fo:font-weight="bold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/>
      <style:text-properties officeooo:paragraph-rsid="0004ca7c"/>
    </style:style>
    <style:style style:name="P10" style:family="paragraph" style:parent-style-name="Text_20_body">
      <style:paragraph-properties fo:break-before="page"/>
      <style:text-properties officeooo:paragraph-rsid="001a0aaa"/>
    </style:style>
    <style:style style:name="P11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2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1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1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bold"/>
    </style:style>
    <style:style style:name="P1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ff0000" style:font-name="Verdana" fo:font-size="10pt" fo:letter-spacing="normal" fo:font-style="normal" fo:font-weight="bold"/>
    </style:style>
    <style:style style:name="P1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Verdana" fo:font-size="10pt" fo:letter-spacing="normal" fo:font-style="normal" fo:font-weight="bold"/>
    </style:style>
    <style:style style:name="P18" style:family="paragraph" style:parent-style-name="Heading_20_1">
      <style:paragraph-properties fo:text-align="center" style:justify-single-word="false"/>
      <style:text-properties officeooo:paragraph-rsid="001b5d2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2">
      <style:text-properties officeooo:paragraph-rsid="00011eaf"/>
    </style:style>
    <style:style style:name="P21" style:family="paragraph" style:parent-style-name="Text_20_body" style:list-style-name="L2">
      <style:text-properties officeooo:paragraph-rsid="0004ca7c"/>
    </style:style>
    <style:style style:name="P22" style:family="paragraph" style:parent-style-name="Text_20_body" style:list-style-name="L2">
      <style:text-properties officeooo:paragraph-rsid="000303bb"/>
    </style:style>
    <style:style style:name="P23" style:family="paragraph" style:parent-style-name="Text_20_body" style:list-style-name="L2">
      <style:text-properties officeooo:paragraph-rsid="001a0aaa"/>
    </style:style>
    <style:style style:name="P24" style:family="paragraph" style:parent-style-name="Text_20_body" style:list-style-name="L3">
      <style:text-properties officeooo:paragraph-rsid="001271b3"/>
    </style:style>
    <style:style style:name="P25" style:family="paragraph" style:parent-style-name="Text_20_body" style:list-style-name="L3">
      <style:text-properties officeooo:paragraph-rsid="00167320"/>
    </style:style>
    <style:style style:name="P26" style:family="paragraph" style:parent-style-name="Text_20_body" style:list-style-name="L3">
      <style:text-properties officeooo:paragraph-rsid="001a0aaa"/>
    </style:style>
    <style:style style:name="P27" style:family="paragraph" style:parent-style-name="Text_20_body">
      <style:paragraph-properties fo:text-align="center" style:justify-single-word="false"/>
      <style:text-properties officeooo:paragraph-rsid="001b5d2d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30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31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32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33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T1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font-name="Mono" fo:font-size="13pt" fo:language="pt" fo:country="BR" fo:font-style="normal" fo:font-weight="bold" officeooo:rsid="00167320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color="#000000" style:font-name="Mono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000000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style:font-name="Liberation Serif" fo:font-size="13pt" fo:language="pt" fo:country="BR" fo:font-style="normal" fo:font-weight="bold" officeooo:rsid="00100729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style:font-name="Liberation Serif" fo:font-size="13pt" fo:language="pt" fo:country="BR" fo:font-style="normal" fo:font-weight="normal" officeooo:rsid="00100729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font-name="Liberation Serif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000000" style:font-name="Liberation Serif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000000" fo:font-size="13pt" fo:language="pt" fo:country="BR" fo:font-style="normal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fo:font-size="13pt" fo:language="pt" fo:country="BR" fo:font-style="normal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fo:font-size="13pt" fo:language="pt" fo:country="BR" fo:font-style="normal" fo:font-weight="normal" officeooo:rsid="0034fdb5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fo:font-size="13pt" fo:language="pt" fo:country="BR" fo:font-style="normal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fo:font-size="13pt" fo:language="pt" fo:country="BR" fo:font-style="normal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fo:font-size="13pt" fo:language="pt" fo:country="BR" fo:font-style="normal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fo:font-size="13pt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000000" fo:font-size="13pt" fo:language="pt" fo:country="BR" fo:font-style="normal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000000" fo:font-size="13pt" fo:language="pt" fo:country="BR" fo:font-style="normal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fo:font-size="13pt" fo:language="pt" fo:country="BR" fo:font-style="normal" fo:font-weight="normal" officeooo:rsid="0004ca7c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000000" fo:font-size="13pt" fo:language="pt" fo:country="BR" fo:font-style="normal" fo:font-weight="normal" officeooo:rsid="00160ece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color="#000000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fo:font-size="13pt" fo:language="pt" fo:country="BR" fo:font-style="normal" fo:font-weight="normal" officeooo:rsid="0010de4f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fo:font-size="13pt" fo:language="pt" fo:country="BR" fo:font-style="normal" style:text-underline-style="none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000000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000000" fo:font-size="13pt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000000" fo:font-size="13pt" fo:language="pt" fo:country="BR" fo:font-style="normal" style:text-underline-style="none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000000" fo:font-size="13pt" fo:language="pt" fo:country="BR" fo:font-style="normal" style:text-underline-style="none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color="#000000" fo:font-size="13pt" fo:language="pt" fo:country="BR" fo:font-style="normal" style:text-underline-style="none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0000" fo:font-size="13pt" fo:language="pt" fo:country="BR" fo:font-style="normal" style:text-underline-style="none" fo:font-weight="normal" officeooo:rsid="0037b8fa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fo:font-size="13pt" fo:language="pt" fo:country="BR" fo:font-style="normal" style:text-underline-style="none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fo:font-size="13pt" fo:language="pt" fo:country="BR" fo:font-style="normal" style:text-underline-style="none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0000" fo:font-size="13pt" fo:language="pt" fo:country="BR" fo:font-style="normal" style:text-underline-style="none" fo:font-weight="bold" officeooo:rsid="003606c8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3408a2" style:font-size-asian="13pt" style:font-style-asian="normal" style:font-weight-asian="bold" style:font-size-complex="13pt" style:font-style-complex="normal" style:font-weight-complex="bold"/>
    </style:style>
    <style:style style:name="T42" style:family="text">
      <style:text-properties fo:color="#000000" fo:font-size="13pt" fo:language="pt" fo:country="BR" fo:font-style="normal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fo:color="#00a933" style:font-name="Monospace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color="#00a933" style:font-name="Monospace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color="#2a6099" style:font-name="Mono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color="#2a6099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font-name="Verdana" fo:font-size="10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e567e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51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e567e" style:font-size-asian="13pt" style:font-style-asian="normal" style:font-weight-asian="bold" style:font-size-complex="13pt" style:font-style-complex="normal" style:font-weight-complex="bold"/>
    </style:style>
    <style:style style:name="T52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53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54" style:family="text">
      <style:text-properties style:font-name="Verdana" fo:font-size="10pt"/>
    </style:style>
    <style:style style:name="T55" style:family="text">
      <style:text-properties style:font-name="Verdana" fo:font-size="10pt" fo:font-weight="bold"/>
    </style:style>
    <style:style style:name="T56" style:family="text">
      <style:text-properties fo:font-weight="bold"/>
    </style:style>
    <style:style style:name="T57" style:family="text">
      <style:text-properties fo:color="#0000ff" style:font-name="Verdana" fo:font-size="10pt" fo:font-weight="bold"/>
    </style:style>
    <style:style style:name="T58" style:family="text">
      <style:text-properties fo:color="#0000ff" fo:font-weight="bold"/>
    </style:style>
    <style:style style:name="T59" style:family="text">
      <style:text-properties fo:color="#ce181e"/>
    </style:style>
    <style:style style:name="T60" style:family="text">
      <style:text-properties fo:color="#ce181e" fo:language="pt" fo:country="BR"/>
    </style:style>
    <style:style style:name="T61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2a24d" style:font-size-asian="18pt" style:font-style-asian="normal" style:font-weight-asian="bold" style:font-size-complex="18pt" style:font-style-complex="normal" style:font-weight-complex="bold"/>
    </style:style>
    <style:style style:name="T63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1a0aaa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04ca7c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color="#ce181e" fo:font-size="18pt" fo:language="pt" fo:country="BR" fo:font-style="normal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color="#ce181e" style:font-name="Liberation Sans" fo:font-size="28pt" fo:language="pt" fo:country="BR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T67" style:family="text">
      <style:text-properties fo:color="#ce181e" style:font-name="Liberation Sans" fo:font-size="28pt" fo:language="pt" fo:country="BR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68" style:family="text">
      <style:text-properties fo:font-size="13pt" fo:language="pt" fo:country="BR" fo:font-style="normal" style:font-size-asian="13pt" style:font-style-asian="normal" style:font-size-complex="13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Emphasis"><text:span text:style-name="T67">Caderno linguagem XML</text:span></text:span></text:h>
      <text:p text:style-name="P27"><text:span text:style-name="Emphasis"><text:span text:style-name="T67"/></text:span></text:p>
      <text:p text:style-name="P3"><text:span text:style-name="Emphasis"><text:span text:style-name="T9">A XML – eXtensible Markup Language – é uma linguagem de marcadores </text:span></text:span><text:span text:style-name="Emphasis"><text:span text:style-name="T10">(tags)</text:span></text:span><text:span text:style-name="Emphasis"><text:span text:style-name="T24">.<text:line-break/></text:span></text:span><text:span text:style-name="Emphasis"><text:span text:style-name="T25">Como</text:span></text:span><text:span text:style-name="Emphasis"><text:span text:style-name="T26"> comparação</text:span></text:span><text:span text:style-name="Emphasis"><text:span text:style-name="T9">, a HTML est</text:span></text:span><text:span text:style-name="Emphasis"><text:span text:style-name="T10">á</text:span></text:span><text:span text:style-name="Emphasis"><text:span text:style-name="T9"> relacionada com a apresentação dos dados enquanto que a XML foi desenhada para </text:span></text:span><text:span text:style-name="Emphasis"><text:span text:style-name="T35">descrever dados</text:span></text:span><text:span text:style-name="Emphasis"><text:span text:style-name="T9">. Sua grande vantagem é que ela é extensível, ou seja, não está limitada a um certo número de tags, permitindo que o autor defina suas próprias tags.</text:span></text:span></text:p>
      <text:p text:style-name="P3"><text:span text:style-name="Emphasis"><text:span text:style-name="T9"/></text:span></text:p>
      <text:p text:style-name="P4"><text:span text:style-name="Emphasis"><text:span text:style-name="T10">Essa linguagem foi criada</text:span></text:span><text:span text:style-name="Emphasis"><text:span text:style-name="T11"> para suprir a necessidade de uma padronização da estrutura e forma como os documentos armazenavam suas informações, </text:span></text:span><text:span text:style-name="Emphasis"><text:span text:style-name="T12">de </text:span></text:span><text:span text:style-name="Emphasis"><text:span text:style-name="T13">modo</text:span></text:span><text:span text:style-name="Emphasis"><text:span text:style-name="T12"> que fosse de fácil leitura humana e que permitisse repetições e inclusão de dados sem mudança estrutural.</text:span></text:span></text:p>
      <text:p text:style-name="P11"><text:span text:style-name="Emphasis"><text:span text:style-name="T13">Em outras palavras, </text:span></text:span><text:span text:style-name="Emphasis"><text:span text:style-name="T14">a</text:span></text:span><text:span text:style-name="Emphasis"><text:span text:style-name="T9"> XML é uma linguagem de codificação onde </text:span></text:span><text:span text:style-name="Emphasis"><text:span text:style-name="T14">os </text:span></text:span><text:span text:style-name="Emphasis"><text:span text:style-name="T9">dados são delimitados por metadados</text:span></text:span><text:span text:style-name="Emphasis"><text:span text:style-name="T14"> (dados de dados)</text:span></text:span><text:span text:style-name="Emphasis"><text:span text:style-name="T9">, o que flexibiliza </text:span></text:span><text:span text:style-name="Emphasis"><text:span text:style-name="T15">o armazenamento de informações </text:span></text:span><text:span text:style-name="Emphasis"><text:span text:style-name="T9">de forma estruturada e facilmente legível para pessoas e sistemas</text:span></text:span><text:span text:style-name="Emphasis"><text:span text:style-name="T10"> </text:span></text:span><text:span text:style-name="Emphasis"><text:span text:style-name="T14">e também define</text:span></text:span><text:span text:style-name="Emphasis"><text:span text:style-name="T15"> um conjunto de regras para codificação de </text:span></text:span><text:span text:style-name="Emphasis"><text:span text:style-name="T41">documentos</text:span></text:span><text:span text:style-name="Emphasis"><text:span text:style-name="T15">.</text:span></text:span></text:p>
      <text:p text:style-name="P12"><text:span text:style-name="Emphasis"><text:span text:style-name="T15"/></text:span></text:p>
      <text:p text:style-name="P4"><text:span text:style-name="Emphasis"><text:span text:style-name="T12">O design do XML tem foco na </text:span></text:span><text:span text:style-name="Emphasis"><text:span text:style-name="T36">simplicidade</text:span></text:span><text:span text:style-name="Emphasis"><text:span text:style-name="T12">, generalidade e usabilidade, traz</text:span></text:span><text:span text:style-name="Emphasis"><text:span text:style-name="T16">endo</text:span></text:span><text:span text:style-name="Emphasis"><text:span text:style-name="T12"> uma sintaxe básica que simplifica o </text:span></text:span><text:span text:style-name="Emphasis"><text:span text:style-name="T34">compartilhamento de dados</text:span></text:span><text:span text:style-name="Emphasis"><text:span text:style-name="T12"> entre diferentes computadores e aplicações, sendo usad</text:span></text:span><text:span text:style-name="Emphasis"><text:span text:style-name="T10">a</text:span></text:span><text:span text:style-name="Emphasis"><text:span text:style-name="T12"> para diversos serviços na web.</text:span></text:span></text:p>
      <text:p text:style-name="P4"><text:span text:style-name="Emphasis"><text:span text:style-name="T12"/></text:span></text:p>
      <text:p text:style-name="P5"><text:span text:style-name="Emphasis"><text:span text:style-name="T10">A</text:span></text:span><text:span text:style-name="Emphasis"><text:span text:style-name="T17"> XML é usad</text:span></text:span><text:span text:style-name="Emphasis"><text:span text:style-name="T14">a</text:span></text:span><text:span text:style-name="Emphasis"><text:span text:style-name="T17"> como formato de armazenamento para alguns bancos de dados. </text:span></text:span><text:span text:style-name="Emphasis"><text:span text:style-name="T27">Esse formato</text:span></text:span><text:span text:style-name="Emphasis"><text:span text:style-name="T28"> </text:span></text:span><text:span text:style-name="Emphasis"><text:span text:style-name="T29">tornou-se </text:span></text:span><text:span text:style-name="Emphasis"><text:span text:style-name="T30">o padrão adotado para a transferência de informações como as notas fiscais eletrônicas do Brasil, migrando esses documentos para a</text:span></text:span><text:span text:style-name="Emphasis"><text:span text:style-name="T29"> </text:span></text:span><text:span text:style-name="Emphasis"><text:span text:style-name="T37">versão digital</text:span></text:span><text:span text:style-name="Emphasis"><text:span text:style-name="T29">, onde</text:span></text:span><text:span text:style-name="Emphasis"><text:span text:style-name="T28"> sua validade é garantida por meio de </text:span></text:span><text:span text:style-name="Emphasis"><text:span text:style-name="T36">uma assinatura digital</text:span></text:span><text:span text:style-name="Emphasis"><text:span text:style-name="T28">, </text:span></text:span><text:span text:style-name="Emphasis"><text:span text:style-name="T31">através de um certificado digital, </text:span></text:span><text:span text:style-name="Emphasis"><text:span text:style-name="T27">fornecendo</text:span></text:span><text:span text:style-name="Emphasis"><text:span text:style-name="T28"> mais segurança aos procedimentos fiscais.</text:span></text:span></text:p>
      <text:p text:style-name="P5"><text:span text:style-name="Emphasis"><text:span text:style-name="T28"/></text:span></text:p>
      <text:p text:style-name="P2"><text:span text:style-name="Emphasis"><text:span text:style-name="T26">Um d</text:span></text:span><text:span text:style-name="Emphasis"><text:span text:style-name="T32">ocumento XML é apenas um arquivo-texto, </text:span></text:span><text:span text:style-name="Emphasis"><text:span text:style-name="T26">sendo leve e </text:span></text:span><text:span text:style-name="Emphasis"><text:span text:style-name="T32">proporcionando interoperabilidade pois pode ser transportado e entendido por diversos sistemas.</text:span></text:span></text:p>
      <text:p text:style-name="P2"><text:span text:style-name="Emphasis"><text:span text:style-name="T32"/></text:span></text:p>
      <text:p text:style-name="P2"><text:span text:style-name="Emphasis"><text:span text:style-name="T28">Existem 3 formas de se guardar informação em um arquivo XML:</text:span></text:span></text:p>
      <text:list xml:id="list977535078" text:style-name="L1">
        <text:list-item>
          <text:p text:style-name="P28"><text:span text:style-name="Emphasis"><text:span text:style-name="T46">Elementos</text:span></text:span><text:span text:style-name="Emphasis"><text:span text:style-name="T28">: </text:span></text:span><text:span text:style-name="Emphasis"><text:span text:style-name="T24">são as tags.</text:span></text:span><text:span text:style-name="Emphasis"><text:span text:style-name="T32"><text:line-break/></text:span></text:span><text:span text:style-name="Emphasis"><text:span text:style-name="T24">Exemplo: &lt;telefone&gt;989322944&lt;/telefone&gt;</text:span></text:span></text:p>
        </text:list-item>
        <text:list-item>
          <text:p text:style-name="P28"><text:span text:style-name="Emphasis"><text:span text:style-name="T46">Atributos</text:span></text:span><text:span text:style-name="Emphasis"><text:span text:style-name="T28">: </text:span></text:span><text:span text:style-name="Emphasis"><text:span text:style-name="T24">são guardados dentro de elementos. Em geral, tem 2 objetivos:</text:span></text:span></text:p>
          <text:list>
            <text:list-item>
              <text:p text:style-name="P30"><text:span text:style-name="Emphasis"><text:span text:style-name="T26">Reduzir</text:span></text:span><text:span text:style-name="Emphasis"><text:span text:style-name="T24"> o tamanho do arquivo pois não será preciso ficar abrindo e fechando tags.</text:span></text:span></text:p>
            </text:list-item>
            <text:list-item>
              <text:p text:style-name="P31"><text:soft-page-break/><text:span text:style-name="Emphasis"><text:span text:style-name="T24">Separar os dados gerais (como telefone e endereço) das informações únicas (como CPF). Por exemplo: &lt;pessoa cpf=”32165498705”&gt;</text:span></text:span><text:span text:style-name="Emphasis"><text:span text:style-name="T33">blahblahblah&lt;pessoa&gt;</text:span></text:span></text:p>
            </text:list-item>
          </text:list>
        </text:list-item>
        <text:list-item>
          <text:p text:style-name="P29"><text:span text:style-name="Emphasis"><text:span text:style-name="T46">Comentários</text:span></text:span><text:span text:style-name="Emphasis"><text:span text:style-name="T28">: </text:span></text:span><text:span text:style-name="Emphasis"><text:span text:style-name="T24">para facilitar a compreensão humana, delimitados assim como no HTML:<text:tab/> </text:span></text:span><text:span text:style-name="Emphasis"><text:span text:style-name="T43">&lt;!-- comentário --</text:span></text:span><text:span text:style-name="Emphasis"><text:span text:style-name="T44">&gt;</text:span></text:span></text:p>
        </text:list-item>
      </text:list>
      <text:h text:style-name="P19" text:outline-level="1"><text:span text:style-name="Emphasis"><text:span text:style-name="T61">Regras</text:span></text:span><text:span text:style-name="Emphasis"><text:span text:style-name="T65">:</text:span></text:span></text:h>
      <text:list xml:id="list498920440" text:style-name="L2">
        <text:list-item>
          <text:p text:style-name="P20"><text:span text:style-name="Emphasis"><text:span text:style-name="T12">Cada informação deve estar dentro de um </text:span></text:span><text:span text:style-name="Emphasis"><text:span text:style-name="T10">elemento</text:span></text:span><text:span text:style-name="Emphasis"><text:span text:style-name="T12">/tag/nó/contêiner</text:span></text:span></text:p>
        </text:list-item>
        <text:list-item>
          <text:p text:style-name="P20"><text:span text:style-name="Emphasis"><text:span text:style-name="T12">Os dados devem obedecer </text:span></text:span><text:span text:style-name="Emphasis"><text:span text:style-name="T18">a</text:span></text:span><text:span text:style-name="Emphasis"><text:span text:style-name="T12"> uma hierarquia </text:span></text:span><text:span text:style-name="Emphasis"><text:span text:style-name="T19">estruturada</text:span></text:span><text:span text:style-name="Emphasis"><text:span text:style-name="T12">;</text:span></text:span></text:p>
        </text:list-item>
        <text:list-item>
          <text:p text:style-name="P21"><text:span text:style-name="Emphasis"><text:span text:style-name="T17">A DTD – Definição de Tipo de Documento (ou </text:span></text:span><text:span text:style-name="Emphasis"><text:span text:style-name="T38">esquema</text:span></text:span><text:span text:style-name="Emphasis"><text:span text:style-name="T17">) </text:span></text:span><text:span text:style-name="Emphasis"><text:span text:style-name="T38">define a estrutura</text:span></text:span><text:span text:style-name="Emphasis"><text:span text:style-name="T17"> do documento XML, especificando quais são os elementos e atributos permitidos no documento. </text:span></text:span><text:span text:style-name="Emphasis"><text:span text:style-name="T18">Podendo</text:span></text:span><text:span text:style-name="Emphasis"><text:span text:style-name="T17"> ser declarada dentro de um XML ou num arquivo à parte;</text:span></text:span></text:p>
        </text:list-item>
        <text:list-item>
          <text:p text:style-name="P32"><text:span text:style-name="Emphasis"><text:span text:style-name="T18">A</text:span></text:span><text:span text:style-name="Emphasis"><text:span text:style-name="T12"> declaração XML </text:span></text:span><text:span text:style-name="Emphasis"><text:span text:style-name="T20">deve ser a </text:span></text:span><text:span text:style-name="Emphasis"><text:span text:style-name="T12">primeira linha do documento pois define a versão do documento. </text:span></text:span><text:span text:style-name="Emphasis"><text:span text:style-name="T18">Exemplo:<text:tab/> </text:span></text:span><text:span text:style-name="Emphasis"><text:span text:style-name="T45">&lt;?Xml version=“1.0” encoding=“utf-8”?&gt;</text:span></text:span><text:span text:style-name="Emphasis"><text:span text:style-name="T68">. Essa de</text:span></text:span><text:span text:style-name="T13">claração deve vir na primeira linha, antes de qualquer coisa, </text:span><text:span text:style-name="T21">até mesmo antes de</text:span><text:span text:style-name="T13"> comentários;</text:span></text:p>
        </text:list-item>
        <text:list-item>
          <text:p text:style-name="P33"><text:span text:style-name="Emphasis"><text:span text:style-name="T13">As tags são CaseSensitive</text:span></text:span><text:span text:style-name="Emphasis"><text:span text:style-name="T12">, </text:span></text:span><text:span text:style-name="Emphasis"><text:span text:style-name="T16">ou seja, faz</text:span></text:span><text:span text:style-name="Emphasis"><text:span text:style-name="T12"> distinção entre letras maiúsculas e minúsculas;</text:span></text:span></text:p>
        </text:list-item>
        <text:list-item>
          <text:p text:style-name="P22"><text:span text:style-name="Emphasis"><text:span text:style-name="T13">As tags</text:span></text:span><text:span text:style-name="Emphasis"><text:span text:style-name="T18">(elementos)</text:span></text:span><text:span text:style-name="Emphasis"><text:span text:style-name="T13"> podem conter todos os caracteres alfanuméricos (inclusive acentos) mas as únicas marcas de </text:span></text:span><text:span text:style-name="Emphasis"><text:span text:style-name="T39">pontuação</text:span></text:span><text:span text:style-name="Emphasis"><text:span text:style-name="T13"> são o </text:span></text:span><text:span text:style-name="Emphasis"><text:span text:style-name="T39">hífen</text:span></text:span><text:span text:style-name="Emphasis"><text:span text:style-name="T13">, </text:span></text:span><text:span text:style-name="Emphasis"><text:span text:style-name="T39">underline</text:span></text:span><text:span text:style-name="Emphasis"><text:span text:style-name="T13"> ou </text:span></text:span><text:span text:style-name="Emphasis"><text:span text:style-name="T39">ponto</text:span></text:span><text:span text:style-name="Emphasis"><text:span text:style-name="T13">;</text:span></text:span></text:p>
        </text:list-item>
        <text:list-item>
          <text:p text:style-name="P22"><text:span text:style-name="Emphasis"><text:span text:style-name="T12">As tags devem s</text:span></text:span><text:span text:style-name="Emphasis"><text:span text:style-name="T13">er </text:span></text:span><text:span text:style-name="Emphasis"><text:span text:style-name="T39">ini</text:span></text:span><text:span text:style-name="Emphasis"><text:span text:style-name="T36">c</text:span></text:span><text:span text:style-name="Emphasis"><text:span text:style-name="T39">iadas</text:span></text:span><text:span text:style-name="Emphasis"><text:span text:style-name="T13"> com </text:span></text:span><text:span text:style-name="Emphasis"><text:span text:style-name="T39">letra</text:span></text:span><text:span text:style-name="Emphasis"><text:span text:style-name="T13"> ou </text:span></text:span><text:span text:style-name="Emphasis"><text:span text:style-name="T39">underline</text:span></text:span><text:span text:style-name="Emphasis"><text:span text:style-name="T13">;</text:span></text:span></text:p>
        </text:list-item>
        <text:list-item>
          <text:p text:style-name="P22"><text:span text:style-name="Emphasis"><text:span text:style-name="T18">A</text:span></text:span><text:span text:style-name="Emphasis"><text:span text:style-name="T12">s tags(eleme</text:span></text:span><text:span text:style-name="Emphasis"><text:span text:style-name="T13">ntos) </text:span></text:span><text:span text:style-name="Emphasis"><text:span text:style-name="T39">não podem conter espaços</text:span></text:span><text:span text:style-name="Emphasis"><text:span text:style-name="T13"> em branco;</text:span></text:span></text:p>
        </text:list-item>
        <text:list-item>
          <text:p text:style-name="P22"><text:span text:style-name="Emphasis"><text:span text:style-name="T12">Cada eleme</text:span></text:span><text:span text:style-name="Emphasis"><text:span text:style-name="T13">nto deve, </text:span></text:span><text:span text:style-name="Emphasis"><text:span text:style-name="T36">obrigatoriamente</text:span></text:span><text:span text:style-name="Emphasis"><text:span text:style-name="T28">,</text:span></text:span><text:span text:style-name="Emphasis"><text:span text:style-name="T13"> ter sua tag de fechamento;</text:span></text:span></text:p>
        </text:list-item>
        <text:list-item>
          <text:p text:style-name="P22"><text:span text:style-name="Emphasis"><text:span text:style-name="T13">Deve existir apenas um elemento </text:span></text:span><text:span text:style-name="Emphasis"><text:span text:style-name="T39">raiz</text:span></text:span><text:span text:style-name="Emphasis"><text:span text:style-name="T13"> (root), que não se repete e tem os demais elementos aninhados e descendentes a ele em hierarquia, </text:span></text:span><text:span text:style-name="Emphasis"><text:span text:style-name="T19">portanto, sendo a primeira e última tag do documento;</text:span></text:span></text:p>
        </text:list-item>
        <text:list-item>
          <text:p text:style-name="P22"><text:span text:style-name="Emphasis"><text:span text:style-name="T13">O valor do atributo deve ser delimitado por aspas. Exemplo: <text:line-break/>&lt;Funcionário contratação=”02/03/2008”&gt;</text:span></text:span></text:p>
        </text:list-item>
        <text:list-item>
          <text:p text:style-name="P23"><text:span text:style-name="Emphasis"><text:span text:style-name="T12">O doc</text:span></text:span><text:span text:style-name="Emphasis"><text:span text:style-name="T13">umento deve ser </text:span></text:span><text:span text:style-name="Emphasis"><text:span text:style-name="T39">bem formado</text:span></text:span><text:span text:style-name="Emphasis"><text:span text:style-name="T13">, ou seja, não permite nenhum erro no código; </text:span></text:span><text:span text:style-name="Emphasis"><text:span text:style-name="T16">(diferente do </text:span></text:span><text:span text:style-name="Emphasis"><text:span text:style-name="T12">HTML, </text:span></text:span><text:span text:style-name="Emphasis"><text:span text:style-name="T16">onde</text:span></text:span><text:span text:style-name="Emphasis"><text:span text:style-name="T12"> pequenos erros podem ser negligenciados</text:span></text:span><text:span text:style-name="Emphasis"><text:span text:style-name="T16">)</text:span></text:span></text:p>
        </text:list-item>
      </text:list>
      <text:p text:style-name="P10"><text:span text:style-name="Emphasis"><text:span text:style-name="T63">C</text:span></text:span><text:span text:style-name="Emphasis"><text:span text:style-name="T62">onceitos:</text:span></text:span></text:p>
      <text:list xml:id="list1541597203" text:style-name="L3">
        <text:list-item>
          <text:p text:style-name="P24"><text:span text:style-name="Emphasis"><text:span text:style-name="T42">árvore</text:span></text:span><text:span text:style-name="Emphasis"><text:span text:style-name="T16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24"><text:span text:style-name="Emphasis"><text:span text:style-name="T42">elemento</text:span></text:span><text:span text:style-name="Emphasis"><text:span text:style-name="T16">: é cada um dos componentes de um documento. Deve ser delimitado com tags de início e fim, e possuir um conteúdo. </text:span></text:span><text:span text:style-name="Emphasis"><text:span text:style-name="T21">Quanto a</text:span></text:span><text:span text:style-name="Emphasis"><text:span text:style-name="T16">os nomes das tags, </text:span></text:span><text:span text:style-name="Emphasis"><text:span text:style-name="T21">eles são</text:span></text:span><text:span text:style-name="Emphasis"><text:span text:style-name="T16"> livres, portanto, não existem nomes pré-definidos. Cada elemento deve possuir um nome.</text:span></text:span></text:p>
        </text:list-item>
        <text:list-item>
          <text:p text:style-name="P24"><text:span text:style-name="Emphasis"><text:span text:style-name="T42">tags</text:span></text:span><text:span text:style-name="Emphasis"><text:span text:style-name="T16">: em XML são as marcações propriamente ditas, portanto, delimitam um elemento, e deve ter um nome de acordo com as regras estabelecidas. Como no HTML, as tags são sempre delimitadas pelos caracteres de abertura de fechamento “&lt;” e “&gt;”.</text:span></text:span></text:p>
        </text:list-item>
        <text:list-item>
          <text:p text:style-name="P24"><text:span text:style-name="Emphasis"><text:span text:style-name="T42">conteúdo</text:span></text:span><text:span text:style-name="Emphasis"><text:span text:style-name="T16"> de um elemento: é a porção de dados delimitados pe</text:span></text:span><text:span text:style-name="Emphasis"><text:span text:style-name="T22">l</text:span></text:span><text:span text:style-name="Emphasis"><text:span text:style-name="T16">as marcações de início e fim. Porém, há uma </text:span></text:span><text:span text:style-name="Emphasis"><text:span text:style-name="T40">exceção para elementos vazios, que pode ser fechado com a própria tag de abertura</text:span></text:span><text:span text:style-name="Emphasis"><text:span text:style-name="T16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24"><text:span text:style-name="Emphasis"><text:span text:style-name="T42">atributos</text:span></text:span><text:span text:style-name="Emphasis"><text:span text:style-name="T16">: são dados adicionais que podem ser atribuídos a um determinado </text:span></text:span><text:span text:style-name="Emphasis"><text:span text:style-name="T40">elemento</text:span></text:span><text:span text:style-name="Emphasis"><text:span text:style-name="T16">. São fornecidos na forma de pares: </text:span></text:span><text:span text:style-name="Emphasis"><text:span text:style-name="T40">nome e valor</text:span></text:span><text:span text:style-name="Emphasis"><text:span text:style-name="T16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24"><text:span text:style-name="Emphasis"><text:span text:style-name="T42">primeira linha</text:span></text:span><text:span text:style-name="Emphasis"><text:span text:style-name="T16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25"><text:span text:style-name="Emphasis"><text:span text:style-name="T42">comentários</text:span></text:span><text:span text:style-name="Emphasis"><text:span text:style-name="T16">: </text:span></text:span><text:span text:style-name="Emphasis"><text:span text:style-name="T22">são semelhantes aos comentários HTML, </text:span></text:span><text:span text:style-name="Emphasis"><text:span text:style-name="T16">o que estiver inserido entre os marcadores </text:span></text:span><text:span text:style-name="Emphasis"><text:span text:style-name="T2">&lt;!--</text:span></text:span><text:span text:style-name="Emphasis"><text:span text:style-name="T3"> comentário </text:span></text:span><text:span text:style-name="Emphasis"><text:span text:style-name="T2">--&gt;</text:span></text:span><text:span text:style-name="Emphasis"><text:span text:style-name="T16"> são considerados comentários e serão ignorados pelo processador XML. </text:span></text:span></text:p>
        </text:list-item>
        <text:list-item>
          <text:p text:style-name="P26"><text:span text:style-name="Emphasis"><text:span text:style-name="T22">H</text:span></text:span><text:span text:style-name="Emphasis"><text:span text:style-name="T16">á ainda outros elementos, como seções CDATA.</text:span></text:span></text:p>
        </text:list-item>
      </text:list>
      <text:p text:style-name="P10"><text:span text:style-name="Emphasis"><text:span text:style-name="T64">Nota</text:span></text:span><text:span text:style-name="Emphasis"><text:span text:style-name="T63">s</text:span></text:span><text:span text:style-name="Emphasis"><text:span text:style-name="T64">:</text:span></text:span></text:p>
      <text:p text:style-name="P9"><text:span text:style-name="Emphasis"><text:span text:style-name="T49">DTD</text:span></text:span><text:span text:style-name="Emphasis"><text:span text:style-name="T51"> é um documento (esquema) que validará um documento XML. A</text:span></text:span><text:span text:style-name="Emphasis"><text:span text:style-name="T52">s DTDs são </text:span></text:span><text:span text:style-name="Emphasis"><text:span text:style-name="T50">opcionais</text:span></text:span><text:span text:style-name="Emphasis"><text:span text:style-name="T52"> e os dados enviados com um</text:span></text:span><text:span text:style-name="Emphasis"><text:span text:style-name="T51">a</text:span></text:span><text:span text:style-name="Emphasis"><text:span text:style-name="T52"> DTD são conhecidos como dados </text:span></text:span><text:span text:style-name="Emphasis"><text:span text:style-name="T50">XML</text:span></text:span><text:span text:style-name="Emphasis"><text:span text:style-name="T52"> </text:span></text:span><text:span text:style-name="Emphasis"><text:span text:style-name="T50">válidos</text:span></text:span><text:span text:style-name="Emphasis"><text:span text:style-name="T52">.</text:span></text:span><text:span text:style-name="Emphasis"><text:span text:style-name="T4"> </text:span></text:span><text:span text:style-name="Emphasis"><text:span text:style-name="T6">Ou seja,</text:span></text:span><text:span text:style-name="Emphasis"><text:span text:style-name="T5"> </text:span></text:span><text:span text:style-name="Emphasis"><text:span text:style-name="T7">XML </text:span></text:span><text:span text:style-name="Emphasis"><text:span text:style-name="T8">bem formado</text:span></text:span><text:span text:style-name="Emphasis"><text:span text:style-name="T7"> não necessariamente precisa ter DTD. Já um XML </text:span></text:span><text:span text:style-name="Emphasis"><text:span text:style-name="T8">válido</text:span></text:span><text:span text:style-name="Emphasis"><text:span text:style-name="T7"> obrigatoriamente precisa ter DTD.</text:span></text:span></text:p>
      <text:p text:style-name="P9"><text:span text:style-name="Emphasis"><text:span text:style-name="T53">A estrutura básica da DTD é a seguinte:</text:span></text:span></text:p>
      <text:p text:style-name="P1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Composta por declarações</text:p>
          </table:table-cell>
          <table:table-cell table:style-name="Tabela1.A1" office:value-type="string">
            <text:p text:style-name="P7">&lt;! ........&gt;</text:p>
          </table:table-cell>
        </table:table-row>
        <table:table-row>
          <table:table-cell table:style-name="Tabela1.A1" office:value-type="string">
            <text:p text:style-name="P7">Definição de elemento</text:p>
          </table:table-cell>
          <table:table-cell table:style-name="Tabela1.A1" office:value-type="string">
            <text:p text:style-name="P7">&lt;!ELEMENT ...&gt;</text:p>
          </table:table-cell>
        </table:table-row>
        <table:table-row>
          <table:table-cell table:style-name="Tabela1.A1" office:value-type="string">
            <text:p text:style-name="P7">Definição de atributos</text:p>
          </table:table-cell>
          <table:table-cell table:style-name="Tabela1.A1" office:value-type="string">
            <text:p text:style-name="P7">&lt;!ATTLIST .. .&gt;</text:p>
          </table:table-cell>
        </table:table-row>
        <table:table-row>
          <table:table-cell table:style-name="Tabela1.A1" office:value-type="string">
            <text:p text:style-name="P7">Definição de entidades</text:p>
          </table:table-cell>
          <table:table-cell table:style-name="Tabela1.A1" office:value-type="string">
            <text:p text:style-name="P7">&lt;!ENTITY .... &gt;</text:p>
          </table:table-cell>
        </table:table-row>
        <table:table-row>
          <table:table-cell table:style-name="Tabela1.A1" office:value-type="string">
            <text:p text:style-name="P7">Definição de novos tipos</text:p>
          </table:table-cell>
          <table:table-cell table:style-name="Tabela1.A1" office:value-type="string">
            <text:p text:style-name="P7">&lt;!NOTATION ...&gt;</text:p>
          </table:table-cell>
        </table:table-row>
      </table:table>
      <text:p text:style-name="P9"><text:span text:style-name="Emphasis"><text:span text:style-name="T1"/></text:span></text:p>
      <text:p text:style-name="P9"><text:span text:style-name="Emphasis"><text:span text:style-name="T47">Podemos também realizar um controle de quantidade para os elementos usando os símbolos </text:span></text:span><text:span text:style-name="Emphasis"><text:span text:style-name="T48">"?" , "+" ou "*"</text:span></text:span><text:span text:style-name="Emphasis"><text:span text:style-name="T47">; dependendo do caso podemos ter:</text:span></text:span></text:p>
      <text:p text:style-name="P13">1- Elemento opcional sem repetição : "?"</text:p>
      <text:p text:style-name="P15"><text:span text:style-name="T54">Ex: </text:span><text:span text:style-name="T57">&lt;!ELEMENT autor (nome ,</text:span><text:span text:style-name="T56"> </text:span><text:span text:style-name="T55">sobrenome?</text:span><text:span text:style-name="T57">)&gt;  </text:span></text:p>
      <text:p text:style-name="P13">2- Elemento requerido e com repetição: "+"</text:p>
      <text:p text:style-name="P15"><text:span text:style-name="T54">Ex: </text:span><text:span text:style-name="T57">&lt;!ELEMENT autor (nome+)&gt;  </text:span></text:p>
      <text:p text:style-name="P13">3- Elemento opcional e com repetição: "*"</text:p>
      <text:p text:style-name="P15"><text:span text:style-name="T54">Ex: </text:span><text:span text:style-name="T57">&lt;!ELEMENT teste (a*)&gt;  </text:span></text:p>
      <text:p text:style-name="P16">Nota: para um tipo de dados texto usamos a notação CDATA.</text:p>
      <text:p text:style-name="P14">Declarando atributos:</text:p>
      <text:p text:style-name="P13">1- Atributos que devem estar presentes cada vez que o elemento é usado deve usar a palavra reservada <text:span text:style-name="T56">#REQUIRED</text:span></text:p>
      <text:p text:style-name="P17">Ex: &lt;!ATTLIST autor codigo CDATA #REQUIRED&gt;</text:p>
      <text:p text:style-name="P13">2- Atributos que podem estar ausentes cada vez que o elemento é usado deve usar a palavra reservada <text:span text:style-name="T56">#IMPLIED</text:span></text:p>
      <text:p text:style-name="P17">Ex: &lt;!ATTLIST autor email CDATA #IMPLIED&gt;</text:p>
      <text:p text:style-name="P13">3- Se o atributo possuir valores padrão usamos:</text:p>
      <text:p text:style-name="P13">Ex: <text:span text:style-name="T58">&lt;!ATTLIST autor sexo ( F| M) "F" &gt;</text:span><text:line-break/>     <text:span text:style-name="T58">&lt;!ATTLIST autor sexo  CDATA "F"&gt;</text:span></text:p>
      <text:h text:style-name="P6" text:outline-level="3"><text:span text:style-name="Emphasis"><text:span text:style-name="T17">XSLT é usado para transformar documentos XML em outros formatos, como xHTML</text:span></text:span></text:h>
      <text:p text:style-name="P8"><text:span text:style-name="Emphasis"><text:span text:style-name="T17">Ler documentação XML na W3C</text:span></text:span></text:p>
      <text:p text:style-name="P8"><text:span text:style-name="Emphasis"><text:span text:style-name="T23">Mais conteúdo no link: </text:span></text:span><text:span text:style-name="Emphasis"><text:span text:style-name="T17">http://www.macoratti.net/vb_xml2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17T09:17:59.725000000</dc:date>
    <meta:editing-duration>PT1H39M32S</meta:editing-duration>
    <meta:editing-cycles>16</meta:editing-cycles>
    <meta:document-statistic meta:table-count="1" meta:image-count="0" meta:object-count="0" meta:page-count="5" meta:paragraph-count="66" meta:word-count="1118" meta:character-count="7001" meta:non-whitespace-character-count="5957"/>
  </office:meta>
</office:document-meta>
</file>